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5.224cm" fo:min-width="8.074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1.902cm" fo:min-width="7.35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7.934cm" fo:min-width="4.284cm" draw:shadow="hidden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9.5cm" svg:height="16.4cm" svg:x="3.6cm" svg:y="2.9cm">
          <text:p text:style-name="P1">Programa</text:p>
          <text:p text:style-name="P1">Principal</text:p>
          <text:p text:style-name="P1"/>
          <text:p text:style-name="P1"/>
          <text:p text:style-name="P1">Instrucciones</text:p>
          <text:p text:style-name="P1">.</text:p>
          <text:p text:style-name="P1">.</text:p>
          <text:p text:style-name="P1">.</text:p>
          <text:p text:style-name="P1">Llamada</text:p>
          <text:p text:style-name="P1">Subproceso</text:p>
          <text:p text:style-name="P1">.</text:p>
          <text:p text:style-name="P1">.</text:p>
          <text:p text:style-name="P1">.</text:p>
          <text:p text:style-name="P1">Instruccion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7cm" svg:height="13cm" svg:x="16.8cm" svg:y="4.7cm">
          <text:p text:style-name="P1">Subproceso</text:p>
          <text:p text:style-name="P1"/>
          <text:p text:style-name="P1">Inicio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Retorn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" draw:text-style-name="P1" draw:layer="layout" svg:width="3.999cm" svg:height="4.199cm" svg:x="19.1cm" svg:y="9.8cm" svg:viewBox="0 0 4000 4200" svg:d="M666 0c-333 0-666 213-666 426v3347c0 214 333 427 666 427h2667c333 0 667-213 667-427v-3347c0-213-334-426-667-426zM1130 1290c0 9-3 17-9 24-5 8-13 14-24 20-12 5-26 9-43 13-17 3-37 4-61 4-41 0-73-5-96-14s-37-22-43-40l43-5c2 5 5 10 10 15 5 4 11 8 18 12 8 3 18 5 29 7s25 3 41 3c13 0 25-1 36-2 12-2 21-4 29-7s14-7 19-12c4-4 6-10 6-17s-2-12-7-16c-5-5-12-8-21-11s-19-5-32-7c-12-2-26-4-41-6-9-2-18-3-27-5-10-1-18-3-27-5-8-2-16-5-24-8-7-3-14-6-19-10-6-4-10-9-13-14s-5-12-5-19c0-10 3-18 10-25 6-7 15-13 26-18s24-8 40-10c15-2 32-3 49-3 21 0 38 1 53 3 14 2 26 5 36 9s18 9 24 15 11 13 15 21l-44 5c-2-5-6-9-10-13s-9-8-16-10c-7-3-15-5-24-6-10-2-21-3-34-3-15 0-28 1-39 3-10 2-18 4-25 7-6 3-11 7-13 11-3 4-4 8-4 13 0 6 2 11 7 15s12 8 20 10c8 3 18 5 29 7s23 4 36 6c10 1 20 3 30 4 10 2 20 4 29 6s18 4 26 7 15 7 21 11c5 4 10 9 13 15 4 5 6 12 6 20zM1183 1152v-26h42v26zM1183 1349v-163h42v163zM1436 1348v-103c0-7 0-14-2-19-1-6-4-10-8-13-3-3-8-6-14-7s-13-2-22-2-17 1-24 3c-7 3-13 6-18 10s-9 10-12 16-4 13-4 21v94h-42v-127c0-4 0-7 0-11s0-7-1-11c0-3 0-6 0-8 0-3 0-4 0-5h39c0 1 1 2 1 4s0 5 0 8c1 3 1 5 1 8s0 6 0 8h1c4-5 8-9 12-13s10-7 15-10c6-2 13-4 21-6 7-1 16-2 26-2 19 0 34 3 45 7 12 5 19 13 24 24 4-5 8-9 13-13s10-7 16-10c7-2 14-4 21-6 8-1 17-2 27-2 13 0 24 1 33 3 9 3 17 6 23 11 6 4 10 10 13 17 3 8 4 16 4 26v108h-41v-103c0-7-1-14-3-19-1-6-4-10-8-13-3-3-8-6-14-7s-13-2-22-2-17 1-24 3-13 5-18 10c-5 4-9 9-12 15-3 7-4 14-4 22v94zM1729 1186v103c0 8 1 14 3 20 2 5 5 9 9 12 4 4 9 6 16 7 6 2 15 2 25 2s19-1 27-3 14-6 20-10 10-9 13-16c4-6 5-13 5-21v-94h42v127c0 4 0 7 0 11s0 7 1 11c0 3 0 6 0 8 0 3 0 4 1 5h-40c0 0-1-2-1-4s0-5 0-8c0-2-1-5-1-8s0-6 0-8h-1c-4 5-8 9-13 13s-11 7-17 10c-6 2-14 4-22 6-8 1-18 2-29 2-14 0-26-1-36-3s-18-6-25-10c-7-5-11-11-14-18s-5-16-5-26v-108zM1954 1348v-222h42v222zM2123 1351c-25 0-44-4-57-13-13-8-19-20-19-35 0-11 3-20 9-27 7-7 15-12 25-16s22-7 35-8c13-2 26-2 40-2h57v-9c0-7-1-13-3-17-3-5-6-9-10-12-5-3-11-5-17-6-7-2-15-2-24-2s-16 0-22 1c-7 0-13 2-17 4-5 2-9 4-12 8-3 3-5 7-6 12l-44-2c2-7 5-12 9-18 4-5 10-10 18-14 9-4 19-7 31-9s26-3 44-3c31 0 55 5 71 14s24 23 24 41v69c0 8 2 14 5 18 4 4 10 7 19 7 2 0 5-1 7-1s5 0 7-1v17c-5 1-11 2-16 2s-11 1-17 1c-8 0-14-1-20-2-6-2-10-4-14-7-4-2-6-6-8-10s-3-9-4-14h-1c-5 5-10 10-15 14s-12 8-19 11-15 5-24 7c-9 1-20 2-32 2zM2133 1331c13 0 25-2 35-5s18-7 25-12 12-10 15-16c3-5 5-11 5-16v-13h-46c-11 0-20 0-30 1-9 1-17 2-24 5-7 2-13 6-17 10-4 5-6 11-6 18 0 9 4 16 11 21 8 4 18 7 32 7zM2356 1266c0 10 1 18 4 26 2 8 5 14 10 20s12 10 20 13 18 5 30 5c15 0 28-3 38-8s16-13 18-23h43c-1 7-4 13-9 20-5 6-11 11-19 16s-18 9-30 12c-11 3-24 4-40 4-19 0-36-2-50-6-14-5-25-11-34-18-9-8-15-17-19-27s-6-21-6-33c0-11 2-21 5-29 2-8 6-15 11-22 5-6 11-11 18-15 7-5 15-8 23-11 8-2 16-4 25-5s18-2 27-2c14 0 27 1 38 4 11 2 20 6 28 10 9 4 15 10 20 15 5 6 9 13 11 19l-44 3c-2-9-7-17-16-22s-22-8-38-8c-12 0-22 2-30 4-8 3-15 6-20 12-5 5-8 11-10 19-3 8-4 17-4 27zM2563 1152v-26h42v26zM2563 1349v-163h42v163zM2883 1267c0 28-10 49-29 63-20 14-48 21-85 21-18 0-33-2-47-5s-26-9-35-16c-10-7-17-15-22-26-5-10-8-23-8-37 0-56 38-84 113-84 20 0 37 2 51 5 15 4 26 9 35 16 10 7 16 16 21 26 4 11 6 23 6 37zM2839 1267c0-13-2-23-5-31s-7-15-13-20-13-8-21-10c-9-2-18-3-29-3s-20 1-29 3-16 6-22 10c-6 5-11 12-14 20s-5 19-5 31 2 23 5 31c4 8 8 15 15 20 6 5 13 8 21 10s17 3 27 3 20-1 29-3 16-5 22-10 11-12 14-20 5-19 5-31zM2738 1168v-3l50-43h49v5l-77 41zM3095 1348v-103c0-7-1-14-3-19-2-6-5-10-9-13s-9-6-16-7c-6-1-15-2-24-2-10 0-19 1-27 3-8 3-15 6-21 10s-10 10-13 16-5 13-5 21v94h-42v-127c0-4 0-7 0-11s0-7-1-11c0-3 0-6 0-8 0-3 0-4 0-5h39c0 1 1 2 1 4s0 5 0 8c1 3 1 5 1 8s0 6 0 8h1c4-5 8-9 13-13s11-7 17-10c6-2 14-4 22-6 8-1 18-2 29-2 14 0 26 1 36 3 10 3 19 6 25 11 7 4 11 10 15 17 3 8 4 16 4 26v108zM704 2414c-88 0-176 56-176 112v451c0 56 88 112 176 112h2818c88 0 176-56 176-112v-451c0-56-88-112-176-112zM1049 2751c0-16 4-31 11-44 7-14 17-25 31-34 14-10 31-17 51-22s44-7 71-7c20 0 38 1 54 3 15 2 28 6 39 10 12 4 21 9 29 16 8 6 14 13 20 20l-43 8c-4-5-9-10-14-14-6-4-13-8-21-11s-18-5-28-7c-11-1-23-2-37-2-20 0-37 2-52 6s-27 10-37 17c-9 7-17 16-21 27-5 10-7 22-7 34 0 13 2 25 7 35 5 11 13 20 23 27 10 8 23 14 38 18s32 7 52 7c13 0 25-1 36-3 11-1 21-3 30-5 8-2 16-5 23-8 7-2 12-5 17-8v-38h-99v-24h140v73c-7 5-16 9-26 14-10 4-21 8-33 11-13 3-26 6-41 8-14 2-30 3-47 3-27 0-52-3-72-8-21-6-38-13-52-23s-24-21-31-35c-7-13-11-28-11-44zM1672 2858l-38-62h-150l-38 62h-46l134-211h51l132 211zM1578 2704c-2-4-5-8-7-12s-4-8-6-11c-2-4-3-6-4-9-1-2-2-3-2-4 0 1-1 2-2 4-1 3-3 6-5 9-1 3-3 7-6 11-2 4-4 8-7 12l-42 70h124zM1758 2858v-211h45v187h166v24zM2256 2858l-37-62h-150l-38 62h-47l135-211h51l132 211zM2163 2704c-2-4-5-8-7-12s-4-8-6-11c-2-4-3-6-4-9-2-2-2-3-2-4-1 1-1 2-2 4-2 3-3 6-5 9s-4 7-6 11-4 8-7 12l-42 70h123zM2433 2670v188h-44v-188h-113v-23h271v23zM2601 2858v-211h250v23h-206v68h192v23h-192v73h215v24zM3154 2858l-37-62h-150l-38 62h-47l135-211h51l132 211zM3061 2704c-2-4-5-8-7-12s-4-8-6-11c-2-4-3-6-4-9-2-2-2-3-2-4-1 1-1 2-3 4-1 3-2 6-4 9s-4 7-6 11-4 8-7 12l-42 70h123z">
          <text:p/>
        </draw:path>
        <draw:line draw:style-name="gr4" draw:text-style-name="P1" draw:layer="layout" svg:x1="9.8cm" svg:y1="12.2cm" svg:x2="19.4cm" svg:y2="7.8cm">
          <text:p/>
        </draw:line>
        <draw:line draw:style-name="gr4" draw:text-style-name="P1" draw:layer="layout" svg:x1="19.8cm" svg:y1="14.7cm" svg:x2="10.1cm" svg:y2="12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Velasquez</meta:initial-creator>
    <meta:creation-date>2016-10-21T17:07:33.308136953</meta:creation-date>
    <dc:date>2016-10-28T11:36:45.759269346</dc:date>
    <dc:creator>Erik Velasquez</dc:creator>
    <meta:editing-duration>PT1H4M8S</meta:editing-duration>
    <meta:editing-cycles>4</meta:editing-cycles>
    <meta:generator>LibreOffice/4.3.7.2$Linux_X86_64 LibreOffice_project/430$Build-2</meta:generator>
    <meta:document-statistic meta:object-count="5"/>
  </office:meta>
</office:document-meta>
</file>